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6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10" table:default-cell-style-name="Default"/>
        <table:table-row table:style-name="ro2">
          <table:table-cell/>
          <table:table-cell office:value-type="string">
            <text:p>Größe</text:p>
          </table:table-cell>
          <table:table-cell office:value-type="string">
            <text:p>Gewicht</text:p>
          </table:table-cell>
          <table:table-cell office:value-type="string">
            <text:p>Stärke</text:p>
          </table:table-cell>
          <table:table-cell office:value-type="string">
            <text:p>Brutalität</text:p>
          </table:table-cell>
          <table:table-cell office:value-type="string">
            <text:p>Killability</text:p>
          </table:table-cell>
          <table:table-cell office:value-type="string">
            <text:p>Speed</text:p>
          </table:table-cell>
          <table:table-cell office:value-type="string">
            <text:p>Gerissenheit</text:p>
          </table:table-cell>
          <table:table-cell office:value-type="string">
            <text:p>Scariness</text:p>
          </table:table-cell>
          <table:table-cell office:value-type="string">
            <text:p>Ekel</text:p>
          </table:table-cell>
          <table:table-cell office:value-type="string">
            <text:p>Rarity</text:p>
          </table:table-cell>
        </table:table-row>
        <table:table-row table:style-name="ro2">
          <table:table-cell office:value-type="string">
            <text:p>Lochness</text:p>
          </table:table-cell>
          <table:table-cell office:value-type="string">
            <text:p>15m</text:p>
          </table:table-cell>
          <table:table-cell office:value-type="string">
            <text:p>15000kg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Basilisk</text:p>
          </table:table-cell>
          <table:table-cell office:value-type="string">
            <text:p>0,5m</text:p>
          </table:table-cell>
          <table:table-cell office:value-type="string">
            <text:p>0,1kg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Fenrir</text:p>
          </table:table-cell>
          <table:table-cell office:value-type="string">
            <text:p>6m</text:p>
          </table:table-cell>
          <table:table-cell office:value-type="string">
            <text:p>600kg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string">
            <text:p>Long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Cthulhu</text:p>
          </table:table-cell>
          <table:table-cell office:value-type="string">
            <text:p>800m</text:p>
          </table:table-cell>
          <table:table-cell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Einhorn</text:p>
          </table:table-cell>
          <table:table-cell office:value-type="string">
            <text:p>2m</text:p>
          </table:table-cell>
          <table:table-cell office:value-type="string">
            <text:p>1000kg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Dschin</text:p>
          </table:table-cell>
          <table:table-cell office:value-type="string">
            <text:p>2m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Gorgyl</text:p>
          </table:table-cell>
          <table:table-cell table:number-columns-repeated="10"/>
        </table:table-row>
        <table:table-row table:style-name="ro2">
          <table:table-cell office:value-type="string">
            <text:p>Golem</text:p>
          </table:table-cell>
          <table:table-cell office:value-type="string">
            <text:p>2,5m</text:p>
          </table:table-cell>
          <table:table-cell office:value-type="string">
            <text:p>120kg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Succubus</text:p>
          </table:table-cell>
          <table:table-cell office:value-type="string">
            <text:p>1,7m</text:p>
          </table:table-cell>
          <table:table-cell office:value-type="string">
            <text:p>60k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Yeti</text:p>
          </table:table-cell>
          <table:table-cell office:value-type="string">
            <text:p>3m</text:p>
          </table:table-cell>
          <table:table-cell office:value-type="string">
            <text:p>200kg</text:p>
          </table:table-cell>
          <table:table-cell/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Fafnir</text:p>
          </table:table-cell>
          <table:table-cell office:value-type="string">
            <text:p>7,55m</text:p>
          </table:table-cell>
          <table:table-cell office:value-type="string">
            <text:p>9000kg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Kopfloser Reiter</text:p>
          </table:table-cell>
          <table:table-cell office:value-type="string">
            <text:p>3m</text:p>
          </table:table-cell>
          <table:table-cell office:value-type="string">
            <text:p>1100kg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string">
            <text:p>Poltergeist</text:p>
          </table:table-cell>
          <table:table-cell office:value-type="string">
            <text:p>0m</text:p>
          </table:table-cell>
          <table:table-cell office:value-type="string">
            <text:p>0kg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string">
            <text:p>Leviathan</text:p>
          </table:table-cell>
          <table:table-cell office:value-type="string">
            <text:p>17m</text:p>
          </table:table-cell>
          <table:table-cell office:value-type="string">
            <text:p>14000kg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Ifrit</text:p>
          </table:table-cell>
          <table:table-cell office:value-type="string">
            <text:p>1,90m</text:p>
          </table:table-cell>
          <table:table-cell office:value-type="string">
            <text:p>100kg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Medusa</text:p>
          </table:table-cell>
          <table:table-cell office:value-type="string">
            <text:p>1,7m</text:p>
          </table:table-cell>
          <table:table-cell office:value-type="string">
            <text:p>70kg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Cerberus</text:p>
          </table:table-cell>
          <table:table-cell office:value-type="string">
            <text:p>1,5m</text:p>
          </table:table-cell>
          <table:table-cell office:value-type="string">
            <text:p>200kg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phinx</text:p>
          </table:table-cell>
          <table:table-cell office:value-type="string">
            <text:p>1m</text:p>
          </table:table-cell>
          <table:table-cell office:value-type="string">
            <text:p>50kg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Chimere</text:p>
          </table:table-cell>
          <table:table-cell office:value-type="string">
            <text:p>1,2m</text:p>
          </table:table-cell>
          <table:table-cell office:value-type="string">
            <text:p>190kg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Minotaur</text:p>
          </table:table-cell>
          <table:table-cell office:value-type="string">
            <text:p>2m</text:p>
          </table:table-cell>
          <table:table-cell office:value-type="string">
            <text:p>120kg</text:p>
          </table:table-cell>
          <table:table-cell/>
          <table:table-cell table:number-columns-repeated="2"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Zyklop</text:p>
          </table:table-cell>
          <table:table-cell office:value-type="string">
            <text:p>5m</text:p>
          </table:table-cell>
          <table:table-cell office:value-type="string">
            <text:p>400kg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Satyr</text:p>
          </table:table-cell>
          <table:table-cell office:value-type="string">
            <text:p>1,6m</text:p>
          </table:table-cell>
          <table:table-cell office:value-type="string">
            <text:p>70kg</text:p>
          </table:table-cell>
          <table:table-cell table:number-columns-repeated="8"/>
        </table:table-row>
        <table:table-row table:style-name="ro2">
          <table:table-cell office:value-type="string">
            <text:p>Hymen</text:p>
          </table:table-cell>
          <table:table-cell office:value-type="string">
            <text:p>0,8m</text:p>
          </table:table-cell>
          <table:table-cell office:value-type="string">
            <text:p>50kg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irene</text:p>
          </table:table-cell>
          <table:table-cell office:value-type="string">
            <text:p>1,6m</text:p>
          </table:table-cell>
          <table:table-cell office:value-type="string">
            <text:p>60kg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Kraken</text:p>
          </table:table-cell>
          <table:table-cell office:value-type="string">
            <text:p>2500m</text:p>
          </table:table-cell>
          <table:table-cell office:value-type="string">
            <text:p>10000kg</text:p>
          </table:table-cell>
          <table:table-cell table:number-columns-repeated="2" office:value-type="float" office:value="7">
            <text:p>7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3">
          <table:table-cell office:value-type="string">
            <text:p>Harpie</text:p>
          </table:table-cell>
          <table:table-cell office:value-type="string">
            <text:p>1,6m</text:p>
          </table:table-cell>
          <table:table-cell office:value-type="string">
            <text:p>60kg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2">
          <table:table-cell office:value-type="string">
            <text:p>Phönix</text:p>
          </table:table-cell>
          <table:table-cell office:value-type="string">
            <text:p>5m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Greif</text:p>
          </table:table-cell>
          <table:table-cell office:value-type="string">
            <text:p>2m</text:p>
          </table:table-cell>
          <table:table-cell office:value-type="string">
            <text:p>200kg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Pegasus</text:p>
          </table:table-cell>
          <table:table-cell office:value-type="string">
            <text:p>2,5m</text:p>
          </table:table-cell>
          <table:table-cell office:value-type="string">
            <text:p>1200kg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7">
            <text:p>7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5">05.09.2019</text:date>, <text:time>14:19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0:44:45.84</meta:creation-date>
    <dc:date>2019-09-05T14:19:14.75</dc:date>
    <meta:editing-duration>PT1H34M41S</meta:editing-duration>
    <meta:editing-cycles>6</meta:editing-cycles>
    <meta:generator>OpenOffice/4.1.3$Win32 OpenOffice.org_project/413m1$Build-9783</meta:generator>
    <meta:document-statistic meta:table-count="3" meta:cell-count="187" meta:object-count="0"/>
  </office:meta>
</office:document-meta>
</file>